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5DB39E00080EF240802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c1c1c" draw:fill-color="#dedce6" draw:textarea-horizontal-align="justify" draw:textarea-vertical-align="middle" draw:auto-grow-height="false" fo:min-height="14.75cm" fo:min-width="14.3cm"/>
    </style:style>
    <style:style style:name="gr2" style:family="graphic" style:parent-style-name="objectwithoutfill">
      <style:graphic-properties svg:stroke-width="0.053cm" svg:stroke-color="#ffa6a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a1467e" draw:marker-start-width="0.279cm" draw:marker-end-width="0.279cm" draw:fill-color="#dedce6" draw:opacity="0%" draw:textarea-horizontal-align="justify" draw:textarea-vertical-align="middle" draw:auto-grow-height="false" fo:min-height="1.072cm" fo:min-width="5.047cm" fo:padding-top="0.151cm" fo:padding-bottom="0.151cm" fo:padding-left="0.276cm" fo:padding-right="0.276cm"/>
    </style:style>
    <style:style style:name="gr4" style:family="graphic" style:parent-style-name="standard">
      <style:graphic-properties draw:fill-color="#666666" draw:textarea-horizontal-align="justify" draw:textarea-vertical-align="middle" draw:auto-grow-height="false" fo:min-height="0.05cm" fo:min-width="0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4cm"/>
    </style:style>
    <style:style style:name="gr6" style:family="graphic" style:parent-style-name="standard">
      <style:graphic-properties draw:fill-color="#e8a202" draw:textarea-horizontal-align="justify" draw:textarea-vertical-align="middle" draw:auto-grow-height="false" fo:min-height="0.999cm" fo:min-width="0.833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dedce6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dedce6" draw:opacity="0%"/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-color="#e8a202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8cm" svg:height="15cm" svg:x="0cm" svg:y="0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284cm" svg:y1="4.183cm" svg:x2="5.132cm" svg:y2="4.192cm">
          <text:p/>
        </draw:line>
        <draw:line draw:style-name="gr2" draw:text-style-name="P2" draw:layer="layout" svg:x1="5.158cm" svg:y1="4.196cm" svg:x2="5.158cm" svg:y2="9.22cm">
          <text:p/>
        </draw:line>
        <draw:line draw:style-name="gr2" draw:text-style-name="P2" draw:layer="layout" svg:x1="5.134cm" svg:y1="9.195cm" svg:x2="7.908cm" svg:y2="9.188cm">
          <text:p/>
        </draw:line>
        <draw:line draw:style-name="gr2" draw:text-style-name="P2" draw:layer="layout" svg:x1="7.888cm" svg:y1="9.21cm" svg:x2="7.888cm" svg:y2="11.319cm">
          <text:p/>
        </draw:line>
        <draw:line draw:style-name="gr2" draw:text-style-name="P2" draw:layer="layout" svg:x1="7.345cm" svg:y1="4.396cm" svg:x2="5.814cm" svg:y2="4.395cm">
          <text:p/>
        </draw:line>
        <draw:line draw:style-name="gr2" draw:text-style-name="P2" draw:layer="layout" svg:x1="5.836cm" svg:y1="4.375cm" svg:x2="5.836cm" svg:y2="8.642cm">
          <text:p/>
        </draw:line>
        <draw:line draw:style-name="gr2" draw:text-style-name="P2" draw:layer="layout" svg:x1="5.808cm" svg:y1="8.621cm" svg:x2="9.028cm" svg:y2="8.628cm">
          <text:p/>
        </draw:line>
        <draw:line draw:style-name="gr2" draw:text-style-name="P2" draw:layer="layout" svg:x1="9.019cm" svg:y1="8.63cm" svg:x2="9.019cm" svg:y2="11.315cm">
          <text:p/>
        </draw:line>
        <draw:custom-shape draw:style-name="gr3" draw:text-style-name="P3" draw:layer="layout" svg:width="5.747cm" svg:height="1.522cm" svg:x="5.038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6.881cm" svg:y1="9.65cm" svg:x2="6.881cm" svg:y2="11.234cm">
          <text:p/>
        </draw:line>
        <draw:custom-shape draw:style-name="gr4" draw:text-style-name="P4" draw:layer="layout" svg:width="0.7cm" svg:height="0.3cm" draw:transform="rotate (1.5707963267949) translate (5.012cm 6.39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cm" svg:height="0.3cm" draw:transform="rotate (1.5707963267949) translate (5.688cm 6.393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773cm" svg:y1="3.77cm" svg:x2="3.773cm" svg:y2="9.953cm">
          <text:p/>
        </draw:line>
        <draw:line draw:style-name="gr2" draw:text-style-name="P2" draw:layer="layout" svg:x1="7.345cm" svg:y1="3.786cm" svg:x2="3.754cm" svg:y2="3.786cm">
          <text:p/>
        </draw:line>
        <draw:custom-shape draw:style-name="gr4" draw:text-style-name="P4" draw:layer="layout" svg:width="0.7cm" svg:height="0.3cm" draw:transform="rotate (1.5707963267949) translate (3.615cm 6.393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345cm" svg:y1="3.985cm" svg:x2="4.342cm" svg:y2="3.985cm">
          <text:p/>
        </draw:line>
        <draw:line draw:style-name="gr2" draw:text-style-name="P2" draw:layer="layout" svg:x1="4.361cm" svg:y1="4.007cm" svg:x2="4.361cm" svg:y2="9.663cm">
          <text:p/>
        </draw:line>
        <draw:custom-shape draw:style-name="gr4" draw:text-style-name="P4" draw:layer="layout" svg:width="0.7cm" svg:height="0.3cm" draw:transform="rotate (1.5707963267949) translate (4.217cm 6.393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884cm" svg:y1="9.657cm" svg:x2="4.338cm" svg:y2="9.657cm">
          <text:p/>
        </draw:line>
        <draw:frame draw:style-name="gr5" draw:text-style-name="P5" draw:layer="layout" svg:width="2.94cm" svg:height="0.725cm" svg:x="6.698cm" svg:y="12.062cm">
          <draw:text-box>
            <text:p><text:span text:style-name="T1">Touch Slider</text:span></text:p>
          </draw:text-box>
        </draw:frame>
        <draw:line draw:style-name="gr2" draw:text-style-name="P2" draw:layer="layout" svg:x1="5.691cm" svg:y1="9.942cm" svg:x2="3.769cm" svg:y2="9.942cm">
          <text:p/>
        </draw:line>
        <draw:line draw:style-name="gr2" draw:text-style-name="P2" draw:layer="layout" svg:x1="5.681cm" svg:y1="9.921cm" svg:x2="5.681cm" svg:y2="11.505cm">
          <text:p/>
        </draw:line>
        <draw:custom-shape draw:style-name="gr6" draw:text-style-name="P6" draw:layer="layout" svg:width="1.332cm" svg:height="1.248cm" svg:x="5.171cm" svg:y="10.661cm">
          <text:p/>
          <draw:enhanced-geometry svg:viewBox="0 0 21600 21600" draw:text-areas="0 0 21600 21600" draw:mirror-horizontal="false" draw:mirror-vertical="false" draw:type="chevron" draw:modifiers="14616.054013503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1.332cm" svg:height="1.248cm" svg:x="6.209cm" svg:y="10.661cm">
          <text:p/>
          <draw:enhanced-geometry svg:viewBox="0 0 21600 21600" draw:text-areas="0 0 21600 21600" draw:mirror-horizontal="false" draw:mirror-vertical="false" draw:type="chevron" draw:modifiers="14616.054013503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1.332cm" svg:height="1.248cm" svg:x="7.247cm" svg:y="10.661cm">
          <text:p/>
          <draw:enhanced-geometry svg:viewBox="0 0 21600 21600" draw:text-areas="0 0 21600 21600" draw:mirror-horizontal="false" draw:mirror-vertical="false" draw:type="chevron" draw:modifiers="14616.054013503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1.332cm" svg:height="1.248cm" svg:x="8.286cm" svg:y="10.661cm">
          <text:p/>
          <draw:enhanced-geometry svg:viewBox="0 0 21600 21600" draw:text-areas="0 0 21600 21600" draw:mirror-horizontal="false" draw:mirror-vertical="false" draw:type="chevron" draw:modifiers="14616.054013503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9.957cm" svg:y1="8.246cm" svg:x2="9.957cm" svg:y2="10.894cm">
          <text:p/>
        </draw:line>
        <draw:custom-shape draw:style-name="gr6" draw:text-style-name="P6" draw:layer="layout" svg:width="1.332cm" svg:height="1.248cm" svg:x="9.324cm" svg:y="10.661cm">
          <text:p/>
          <draw:enhanced-geometry svg:viewBox="0 0 21600 21600" draw:text-areas="0 0 21600 21600" draw:mirror-horizontal="false" draw:mirror-vertical="false" draw:type="chevron" draw:modifiers="14616.054013503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7.366cm" svg:y1="4.576cm" svg:x2="6.516cm" svg:y2="4.576cm">
          <text:p/>
        </draw:line>
        <draw:frame draw:style-name="gr7" draw:text-style-name="P7" draw:layer="layout" svg:width="3.985cm" svg:height="5.904cm" svg:x="6.717cm" svg:y="1.489cm">
          <draw:image xlink:href="Pictures/10000201000003E8000005DB39E00080EF240802.png" xlink:type="simple" xlink:show="embed" xlink:actuate="onLoad" loext:mime-type="image/png">
            <text:p/>
          </draw:image>
        </draw:frame>
        <draw:line draw:style-name="gr2" draw:text-style-name="P2" draw:layer="layout" svg:x1="6.549cm" svg:y1="4.569cm" svg:x2="6.549cm" svg:y2="8.247cm">
          <text:p/>
        </draw:line>
        <draw:line draw:style-name="gr2" draw:text-style-name="P2" draw:layer="layout" svg:x1="6.527cm" svg:y1="8.236cm" svg:x2="9.984cm" svg:y2="8.243cm">
          <text:p/>
        </draw:line>
        <draw:custom-shape draw:style-name="gr4" draw:text-style-name="P4" draw:layer="layout" svg:width="0.7cm" svg:height="0.3cm" draw:transform="rotate (1.5707963267949) translate (6.389cm 6.393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3" draw:display-name="Hatching 3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3" draw:fill-image-name="Bitmap_20_1" draw:opacity="50%" draw:shadow-opacity="50%"/>
      <style:paragraph-properties fo:text-align="star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4.8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2T11:09:20.957827031</meta:creation-date>
    <dc:date>2020-12-02T20:38:08.656843165</dc:date>
    <meta:editing-duration>PT1H7M5S</meta:editing-duration>
    <meta:editing-cycles>13</meta:editing-cycles>
    <meta:generator>LibreOffice/6.1.5.2$Linux_X86_64 LibreOffice_project/10$Build-2</meta:generator>
    <meta:document-statistic meta:object-count="34"/>
  </office:meta>
</office:document-meta>
</file>